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face style:name="Arial" svg:font-family="Arial" style:font-adornments="Negrito" style:font-family-generic="swis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 svg:font-family="'Liberation Mono'"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line-height="100%"/>
    </style:style>
    <style:style style:name="P2" style:family="paragraph" style:parent-style-name="Normal_20__28_Web_29_">
      <style:paragraph-properties fo:margin-top="0.176cm" fo:margin-bottom="0cm" loext:contextual-spacing="false" fo:line-height="100%"/>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margin-left="0cm" fo:margin-right="0cm" fo:text-align="start" style:justify-single-word="false" fo:text-indent="0cm" style:auto-text-indent="false"/>
    </style:style>
    <style:style style:name="P5" style:family="paragraph" style:parent-style-name="Quotations">
      <style:paragraph-properties fo:text-align="justify" style:justify-single-word="false"/>
    </style:style>
    <style:style style:name="P6" style:family="paragraph" style:parent-style-name="Standard" style:master-page-name="Standard">
      <style:paragraph-properties fo:text-align="center" style:justify-single-word="false" style:page-number="auto"/>
      <style:text-properties officeooo:paragraph-rsid="0010c849"/>
    </style:style>
    <style:style style:name="P7" style:family="paragraph" style:parent-style-name="Standard">
      <style:paragraph-properties fo:text-align="center" style:justify-single-word="false"/>
      <style:text-properties officeooo:paragraph-rsid="00105907"/>
    </style:style>
    <style:style style:name="P8" style:family="paragraph" style:parent-style-name="Standard">
      <style:paragraph-properties fo:text-align="center" style:justify-single-word="false"/>
      <style:text-properties officeooo:paragraph-rsid="001365c9"/>
    </style:style>
    <style:style style:name="P9" style:family="paragraph" style:parent-style-name="Standard">
      <style:paragraph-properties fo:text-align="center" style:justify-single-word="false"/>
      <style:text-properties fo:font-weight="bold" officeooo:paragraph-rsid="0010c849" style:font-weight-asian="bold"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fo:text-transform="uppercase" officeooo:paragraph-rsid="00105907"/>
    </style:style>
    <style:style style:name="P12" style:family="paragraph" style:parent-style-name="Standard">
      <style:paragraph-properties fo:text-align="center" style:justify-single-word="false"/>
      <style:text-properties fo:text-transform="uppercase" officeooo:rsid="0010c849" officeooo:paragraph-rsid="0010c849"/>
    </style:style>
    <style:style style:name="P13" style:family="paragraph" style:parent-style-name="Standard">
      <style:paragraph-properties fo:text-align="center" style:justify-single-word="false"/>
      <style:text-properties fo:text-transform="uppercase" fo:font-size="14pt" style:font-size-asian="14pt" style:font-size-complex="14pt"/>
    </style:style>
    <style:style style:name="P14" style:family="paragraph" style:parent-style-name="Standard">
      <style:paragraph-properties fo:text-align="center" style:justify-single-word="false"/>
      <style:text-properties fo:text-transform="uppercase" fo:font-size="14pt" officeooo:paragraph-rsid="0010c849" style:font-size-asian="14pt" style:font-size-complex="14pt"/>
    </style:style>
    <style:style style:name="P15" style:family="paragraph" style:parent-style-name="Standard">
      <style:paragraph-properties fo:text-align="center" style:justify-single-word="false"/>
      <style:text-properties fo:text-transform="uppercase" fo:font-size="14pt" officeooo:rsid="0015598c" officeooo:paragraph-rsid="0015598c" style:font-size-asian="14pt" style:font-size-complex="14pt"/>
    </style:style>
    <style:style style:name="P16" style:family="paragraph" style:parent-style-name="Standard">
      <style:paragraph-properties fo:text-align="justify" style:justify-single-word="false"/>
      <style:text-properties officeooo:paragraph-rsid="0015598c"/>
    </style:style>
    <style:style style:name="P17" style:family="paragraph" style:parent-style-name="Standard">
      <style:paragraph-properties fo:text-align="justify" style:justify-single-word="false"/>
      <style:text-properties style:font-name="Arial1"/>
    </style:style>
    <style:style style:name="P18" style:family="paragraph" style:parent-style-name="Standard">
      <style:paragraph-properties fo:margin-left="8.643cm" fo:margin-right="0cm" fo:text-align="justify" style:justify-single-word="false" fo:text-indent="0cm" style:auto-text-indent="false"/>
      <style:text-properties officeooo:paragraph-rsid="001365c9"/>
    </style:style>
    <style:style style:name="P19" style:family="paragraph" style:parent-style-name="Standard">
      <style:paragraph-properties fo:margin-left="0cm" fo:margin-right="0cm" fo:text-align="justify" style:justify-single-word="false" fo:text-indent="0cm" style:auto-text-indent="false"/>
      <style:text-properties officeooo:paragraph-rsid="001365c9"/>
    </style:style>
    <style:style style:name="P20" style:family="paragraph" style:parent-style-name="Standard">
      <style:paragraph-properties fo:margin-left="0cm" fo:margin-right="0cm" fo:text-align="justify" style:justify-single-word="false" fo:text-indent="0cm" style:auto-text-indent="false"/>
      <style:text-properties officeooo:paragraph-rsid="001365c9"/>
    </style:style>
    <style:style style:name="P21" style:family="paragraph" style:parent-style-name="Standard">
      <style:paragraph-properties fo:margin-left="0cm" fo:margin-right="0cm" fo:text-align="justify" style:justify-single-word="false" fo:text-indent="0cm" style:auto-text-indent="false"/>
      <style:text-properties fo:font-weight="bold" officeooo:paragraph-rsid="001365c9" style:font-weight-asian="bold" style:font-weight-complex="bold"/>
    </style:style>
    <style:style style:name="P22" style:family="paragraph" style:parent-style-name="Standard">
      <style:paragraph-properties fo:margin-left="0cm" fo:margin-right="0cm" fo:text-align="justify" style:justify-single-word="false" fo:text-indent="0cm" style:auto-text-indent="false"/>
      <style:text-properties fo:font-weight="bold" officeooo:rsid="0015598c" officeooo:paragraph-rsid="0015598c" style:font-weight-asian="bold" style:font-weight-complex="bold"/>
    </style:style>
    <style:style style:name="P23" style:family="paragraph" style:parent-style-name="Standard">
      <style:paragraph-properties fo:margin-left="0cm" fo:margin-right="0cm" fo:text-align="center" style:justify-single-word="false" fo:text-indent="0cm" style:auto-text-indent="false"/>
      <style:text-properties fo:font-weight="bold" officeooo:rsid="0015598c" officeooo:paragraph-rsid="0015598c" style:font-weight-asian="bold" style:font-weight-complex="bold"/>
    </style:style>
    <style:style style:name="P24" style:family="paragraph" style:parent-style-name="Preformatted_20_Text">
      <style:paragraph-properties fo:margin-left="0cm" fo:margin-right="0cm" fo:text-align="justify" style:justify-single-word="false" fo:text-indent="0cm" style:auto-text-indent="false"/>
    </style:style>
    <style:style style:name="P25" style:family="paragraph" style:parent-style-name="Preformatted_20_Text">
      <style:paragraph-properties fo:text-align="justify" style:justify-single-word="false"/>
    </style:style>
    <style:style style:name="P26" style:family="paragraph" style:parent-style-name="Footer">
      <style:text-properties officeooo:rsid="0017ac6a" officeooo:paragraph-rsid="0017ac6a"/>
    </style:style>
    <style:style style:name="P27" style:family="paragraph" style:parent-style-name="meu_20_estilo">
      <style:paragraph-properties fo:text-align="center" style:justify-single-word="false"/>
      <style:text-properties style:font-name="Arial1" fo:font-size="14pt" officeooo:rsid="001365c9" officeooo:paragraph-rsid="001365c9" style:font-size-asian="14pt" style:font-size-complex="14pt"/>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bold" fo:background-color="#ffffff" loext:char-shading-value="0" style:font-weight-asian="bold" style:font-weight-complex="bold"/>
    </style:style>
    <style:style style:name="T4" style:family="text">
      <style:text-properties fo:color="#000000" fo:background-color="#ffffff" loext:char-shading-value="0"/>
    </style:style>
    <style:style style:name="T5" style:family="text">
      <style:text-properties officeooo:rsid="000ec21b"/>
    </style:style>
    <style:style style:name="T6" style:family="text">
      <style:text-properties fo:font-weight="bold" style:font-weight-asian="bold" style:font-weight-complex="bold"/>
    </style:style>
    <style:style style:name="T7" style:family="text">
      <style:text-properties fo:font-weight="bold" officeooo:rsid="00105907" style:font-weight-asian="bold" style:font-weight-complex="bold"/>
    </style:style>
    <style:style style:name="T8" style:family="text">
      <style:text-properties fo:font-weight="bold" officeooo:rsid="0010c849" style:font-weight-asian="bold" style:font-weight-complex="bold"/>
    </style:style>
    <style:style style:name="T9" style:family="text">
      <style:text-properties fo:font-weight="bold" officeooo:rsid="001365c9" style:font-weight-asian="bold" style:font-weight-complex="bold"/>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weight="bold" officeooo:rsid="0010c849" style:font-size-asian="14pt" style:font-weight-asian="bold" style:font-size-complex="14pt" style:font-weight-complex="bold"/>
    </style:style>
    <style:style style:name="T12" style:family="text">
      <style:text-properties style:font-name="ARIAL" fo:font-size="14pt" fo:font-weight="bold" officeooo:rsid="00105907" style:font-size-asian="14pt" style:font-weight-asian="bold" style:font-size-complex="14pt" style:font-weight-complex="bold"/>
    </style:style>
    <style:style style:name="T13" style:family="text">
      <style:text-properties fo:text-transform="uppercase" style:font-name="ARIAL" fo:font-size="14pt" officeooo:rsid="00105907" style:font-size-asian="14pt" style:font-size-complex="14pt"/>
    </style:style>
    <style:style style:name="T14" style:family="text">
      <style:text-properties fo:text-transform="uppercase" style:font-name="ARIAL" fo:font-size="14pt" fo:font-weight="bold" officeooo:rsid="00105907" style:font-size-asian="14pt" style:font-weight-asian="bold" style:font-size-complex="14pt" style:font-weight-complex="bold"/>
    </style:style>
    <style:style style:name="T15" style:family="text">
      <style:text-properties style:font-name="Arial1"/>
    </style:style>
    <style:style style:name="T16" style:family="text">
      <style:text-properties style:font-name="Arial1" fo:font-weight="bold" officeooo:rsid="001365c9" style:font-weight-asian="bold" style:font-weight-complex="bold"/>
    </style:style>
    <style:style style:name="T17" style:family="text">
      <style:text-properties style:font-name="Arial1" fo:font-weight="normal" style:font-weight-asian="normal" style:font-weight-complex="normal"/>
    </style:style>
    <style:style style:name="T18" style:family="text">
      <style:text-properties style:font-name="Arial1" fo:font-weight="normal" officeooo:rsid="001365c9" style:font-weight-asian="normal" style:font-weight-complex="normal"/>
    </style:style>
    <style:style style:name="T19" style:family="text">
      <style:text-properties style:font-name="Arial1" fo:font-weight="normal" officeooo:rsid="0015598c" style:font-weight-asian="normal" style:font-weight-complex="normal"/>
    </style:style>
    <style:style style:name="T20" style:family="text">
      <style:text-properties style:font-name="Arial1" officeooo:rsid="001365c9"/>
    </style:style>
    <style:style style:name="T21" style:family="text">
      <style:text-properties officeooo:rsid="0015598c"/>
    </style:style>
    <style:style style:name="T22" style:family="text">
      <style:text-properties officeooo:rsid="001701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4"><text:s text:c="8"/>Instituto <text:s/>Federal <text:s/>Do <text:s/>Norte <text:s/>De <text:s/>Minas – Câmpus</text:span></text:p>
      <text:p text:style-name="P9"><text:span text:style-name="T13">Avançado</text:span></text:p>
      <text:p text:style-name="P11"><text:span text:style-name="T11">J</text:span><text:span text:style-name="T12">ana</text:span><text:span text:style-name="T11">ú</text:span><text:span text:style-name="T12">ba</text:span></text:p>
      <text:p text:style-name="P7"><text:span text:style-name="T12"/></text:p>
      <text:p text:style-name="P7"><text:span text:style-name="T12"/></text:p>
      <text:p text:style-name="P11"><text:span text:style-name="T12"/></text:p>
      <text:p text:style-name="P12"><text:span text:style-name="T12">G</text:span><text:span text:style-name="T10">abriel Maurilio Ribeiro Oliveira</text:span></text:p>
      <text:p text:style-name="P10"/>
      <text:p text:style-name="P10"/>
      <text:p text:style-name="P10"/>
      <text:p text:style-name="P10"/>
      <text:p text:style-name="P10"/>
      <text:p text:style-name="P10"/>
      <text:p text:style-name="P10"/>
      <text:p text:style-name="P10"/>
      <text:p text:style-name="P10"/>
      <text:p text:style-name="P10"/>
      <text:p text:style-name="P13"/>
      <text:p text:style-name="P13"/>
      <text:p text:style-name="P13"><text:s text:c="4"/><text:span text:style-name="T6"><text:s/></text:span><text:span text:style-name="T7">FORMATAÇÃO DA MONOGRAFIA</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4"><text:span text:style-name="T7">J</text:span><text:span text:style-name="T8">anaúba(MG)</text:span></text:p>
      <text:p text:style-name="P15"><text:span text:style-name="T6">mês/ano</text:span></text:p>
      <text:p text:style-name="P27"><text:span text:style-name="T6"/></text:p>
      <text:p text:style-name="P27"><text:span text:style-name="T6"/></text:p>
      <text:p text:style-name="P27"><text:soft-page-break/><text:span text:style-name="T6">gabriel maurilio ribeiro oliveira</text:span></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itulo</text:span></text:p>
      <text:p text:style-name="P8"><text:span text:style-name="T6"><text:s text:c="3"/></text:span><text:span text:style-name="T9">subtitulo</text:span><text:span text:style-name="T6"> </text:span></text:p>
      <text:p text:style-name="P19"><text:span text:style-name="T16"/></text:p>
      <text:p text:style-name="P19"><text:span text:style-name="T16"/></text:p>
      <text:p text:style-name="P18"><text:span text:style-name="T18"/></text:p>
      <text:p text:style-name="P18"><text:span text:style-name="T18"/></text:p>
      <text:p text:style-name="P18"><text:span text:style-name="T18">T</text:span><text:span text:style-name="T17">rabalho apresentado ao </text:span><text:span text:style-name="T18">P</text:span><text:span text:style-name="T17">rofessor *******</text:span><text:span text:style-name="T18">da disciplina *** da turma ***,turno *** do curso <text:s/>de *** para obten</text:span><text:span text:style-name="T19">çã</text:span><text:span text:style-name="T18">o da nota parcial da disciplina.</text:span></text:p>
      <text:p text:style-name="P19"><text:span text:style-name="T18"/></text:p>
      <text:p text:style-name="P21"><text:span text:style-name="T20"/></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3"><text:span text:style-name="T15"><text:s text:c="7"/>Janaúba(MG)</text:span></text:p>
      <text:p text:style-name="P23"><text:span text:style-name="T15"><text:s text:c="2"/>Maio</text:span></text:p>
      <text:p text:style-name="P16"><text:span text:style-name="T6"><text:s text:c="19"/></text:span><text:s text:c="69"/></text:p>
      <text:p text:style-name="P16"><text:soft-page-break/></text:p>
      <text:h text:style-name="Heading_20_1" text:outline-level="1" text:is-list-header="true"><text:span text:style-name="T22">1</text:span> <text:s/>Introdução</text:h>
      <text:p text:style-name="P17"/>
      <text:p text:style-name="P24">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text:p>
      <text:p text:style-name="P4"/>
      <text:h text:style-name="Heading_20_1" text:outline-level="1" text:is-list-header="true">2 Desenvolvimento</text:h>
      <text:p text:style-name="P4"/>
      <text:p text:style-name="P24">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4"/>
      <text:p text:style-name="P5">"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text:p>
      <text:p text:style-name="P25"/>
      <text:h text:style-name="Heading_20_1" text:outline-level="1" text:is-list-header="true">2.2 Problema</text:h>
      <text:p text:style-name="P4"/>
      <text:p text:style-name="P24">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text:soft-page-break/>spots which he didn't know what to make of; and when he tried to feel the place with one of his legs he drew it quickly back because as soon as he touched it he was overcome by a cold shudder.</text:p>
      <text:p text:style-name="P3"/>
      <text:h text:style-name="Heading_20_1" text:outline-level="1" text:is-list-header="true">2.2.1 Identificação</text:h>
      <text:p text:style-name="Standard"/>
      <text:p text:style-name="P24">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3"/>
      <text:h text:style-name="Heading_20_1" text:outline-level="1" text:is-list-header="true">2.2.2 Analise</text:h>
      <text:p text:style-name="P3"/>
      <text:p text:style-name="P24">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text:p>
      <text:p text:style-name="P25"/>
      <text:p text:style-name="P24">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 And even if he did catch the train he would not avoid his boss's anger as the office assistant would have been there to see the five o'clock train go, he would have put in his report about Gregor's not being there a long time ago.</text:p>
      <text:p text:style-name="P3"/>
      <text:h text:style-name="Heading_20_1" text:outline-level="1" text:is-list-header="true"><text:soft-page-break/>2.2.3 Solução</text:h>
      <text:p text:style-name="P3"/>
      <text:p text:style-name="P24">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text:p>
      <text:p text:style-name="P3"/>
      <text:p text:style-name="P24">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text:p>
      <text:h text:style-name="Heading_20_1" text:outline-level="1" text:is-list-header="true"/>
      <text:h text:style-name="Heading_20_1" text:outline-level="1" text:is-list-header="true">3 Conclusão</text:h>
      <text:p text:style-name="P25"/>
      <text:p text:style-name="P24">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text:soft-page-break/>making train connections, bad and irregular food, contact with different people all the time so that you</text:p>
      <text:p text:style-name="P3"/>
      <text:h text:style-name="Heading_20_1" text:outline-level="1" text:is-list-header="true"><text:span text:style-name="T5">4 </text:span>Referências Bibliográficas</text:h>
      <text:p text:style-name="P2"><text:span text:style-name="T1">MONTEIRO, M. A. </text:span><text:span text:style-name="T2">Introdução à Organização de Computadores</text:span><text:span text:style-name="T1">. 5.ed. Rio de Janeiro: LTC, 2011.</text:span></text:p>
      <text:p text:style-name="P1"><text:span text:style-name="T4">VIEIRA, N. J. </text:span><text:span text:style-name="T3">Introdução Aos Fundamentos da Computação</text:span><text:span text:style-name="T4">. São Paulo: Editora Pioneira Thomson Learning, 2006.</text:span></text:p>
      <text:p text:style-name="P1"><text:span text:style-name="T1">OLIVEIRA, André. </text:span><text:span text:style-name="T2">Sistemas Embarcados: Hardware e Firmware na Prática</text:span><text:span text:style-name="T1">. São Paulo: Érica, 2006. </text:span></text:p>
      <text:p text:style-name="P1"><text:span text:style-name="T4">CLUBE DO HARDWARE, Disponível em:&lt;http://</text:span>www.clubedohardware.com.br<text:span text:style-name="T4">&gt;. Acessado em 02 de Novembro de 2015.</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Arial1" svg:font-family="Arial" style:font-family-generic="swiss"/>
    <style:font-face style:name="Arial" svg:font-family="Arial" style:font-adornments="Negrito" style:font-family-generic="swis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 svg:font-family="'Liberation Mono'"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35cm" style:vertical-align="baseline" style:writing-mode="lr-tb"/>
      <style:text-properties style:use-window-font-color="true" style:font-name="Times New Roman" fo:font-size="12pt" fo:language="pt" fo:country="BR" style:letter-kerning="tru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fo:hyphenation-ladder-count="no-limit" style:writing-mode="lr-tb"/>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6%"/>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default-outline-level="1" style:class="text" style:master-page-name="">
      <style:paragraph-properties fo:margin-left="0cm" fo:margin-right="0cm" fo:text-indent="0cm" style:auto-text-indent="false" style:page-number="auto" text:number-lines="false" text:line-number="0"/>
      <style:text-properties fo:text-transform="uppercase" style:font-name="Arial" fo:font-family="Arial" style:font-style-name="Negrito" style:font-family-generic="swiss" fo:font-weight="bold" style:font-size-complex="18pt" style:font-weight-complex="bold"/>
    </style:style>
    <style:style style:name="Heading_20_2" style:display-name="Heading 2" style:family="paragraph" style:default-outline-level="2" style:class="text">
      <style:paragraph-properties fo:margin-top="0.353cm" fo:margin-bottom="0cm" loext:contextual-spacing="false"/>
      <style:text-properties style:font-name="Times New Roman" fo:font-family="'Times New Roman'" style:font-family-generic="roman" style:font-pitch="variable" style:font-size-complex="16pt" style:font-weight-complex="bold"/>
    </style:style>
    <style:style style:name="Heading_20_3" style:display-name="Heading 3" style:family="paragraph" style:default-outline-level="3" style:class="text">
      <style:paragraph-properties fo:margin-top="0.247cm" fo:margin-bottom="0cm" loext:contextual-spacing="false"/>
      <style:text-properties style:font-name="Times New Roman" fo:font-family="'Times New Roman'" style:font-family-generic="roman" style:font-pitch="variable" style:font-weight-complex="bold"/>
    </style:style>
    <style:style style:name="Título1"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paragraph-properties fo:margin-left="0cm" fo:margin-right="0cm" fo:line-height="150%" fo:text-align="justify" style:justify-single-word="false" fo:text-indent="2.999cm" style:auto-text-indent="false"/>
      <style:text-properties style:font-name="Times New Roman" fo:font-family="'Times New Roman'" style:font-family-generic="roman" style:font-pitch="variable" style:font-name-asian="NSimSun" style:font-family-asian="NSimSun" style:font-family-generic-asian="system" style:font-pitch-asian="variable" style:font-name-complex="Liberation Mono" style:font-family-complex="'Liberation Mono'" style:font-family-generic-complex="system" style:font-pitch-complex="variable" style:font-size-complex="10pt"/>
    </style:style>
    <style:style style:name="Quotations" style:family="paragraph" style:parent-style-name="Standard" style:default-outline-level="" style:class="html">
      <style:paragraph-properties fo:margin-left="3.986cm" fo:margin-right="0cm" fo:margin-top="0cm" fo:margin-bottom="0.494cm" loext:contextual-spacing="false" fo:text-align="justify" style:justify-single-word="false" fo:text-indent="0cm" style:auto-text-indent="false"/>
    </style:style>
    <style:style style:name="Title" style:family="paragraph" style:parent-style-name="Título1"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1"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Normal_20__28_Web_29_" style:display-name="Normal (Web)" style:family="paragraph" style:parent-style-name="Standard" style:default-outline-level="">
      <style:paragraph-properties fo:margin-top="0.176cm" fo:margin-bottom="0.247cm" loext:contextual-spacing="false" fo:line-height="116%" fo:orphans="2" fo:widows="2"/>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language-complex="ar" style:country-complex="SA"/>
    </style:style>
    <style:style style:name="meu_20_estilo" style:display-name="meu estilo" style:family="paragraph" style:parent-style-name="Standard" style:master-page-name="">
      <style:paragraph-properties style:page-number="auto"/>
      <style:text-properties fo:text-transform="uppercase"/>
    </style:style>
    <style:style style:name="Sem_20_título1" style:display-name="Sem título1" style:family="paragraph" style:parent-style-name="meu_20_estilo">
      <style:text-properties fo:text-transform="uppercase" style:font-name="Arial" fo:font-family="Arial" style:font-style-name="Negrito" style:font-family-generic="swiss" fo:font-size="14pt" fo:font-weight="bold"/>
    </style:style>
    <style:style style:name="Footer" style:family="paragraph" style:parent-style-name="Standard" style:class="extra"/>
    <style:style style:name="Default_20_Paragraph_20_Font" style:display-name="Default Paragraph Font" style:family="text"/>
    <text:outline-style style:name="Outline">
      <text:outline-level-style text:level="1" style:num-format="1">
        <style:list-level-properties text:list-level-position-and-space-mode="label-alignment">
          <style:list-level-label-alignment text:label-followed-by="listtab" fo:text-indent="-0.741cm" fo:margin-left="0.762cm"/>
        </style:list-level-properties>
      </text:outline-level-style>
      <text:outline-level-style text:level="2" style:num-format="1" text:display-levels="2">
        <style:list-level-properties text:list-level-position-and-space-mode="label-alignment">
          <style:list-level-label-alignment text:label-followed-by="listtab" fo:text-indent="-0.988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41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988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7ac6a" officeooo:paragraph-rsid="0017ac6a"/>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571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false" draw:fill="none"/>
      </style:footer-style>
    </style:page-layout>
  </office:automatic-styles>
  <office:master-styles>
    <style:master-page style:name="Standard" style:page-layout-name="Mpm1">
      <style:footer>
        <text:p text:style-name="MP1"><text:s text:c="149"/><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ulo</meta:initial-creator>
    <meta:editing-cycles>5</meta:editing-cycles>
    <meta:print-date>2016-05-11T21:47:00</meta:print-date>
    <meta:creation-date>2016-05-11T21:49:00</meta:creation-date>
    <dc:date>2016-05-11T22:05:00.749855067</dc:date>
    <meta:editing-duration>PT9M57S</meta:editing-duration>
    <meta:generator>LibreOffice/4.4.3.2$Linux_X86_64 LibreOffice_project/40m0$Build-2</meta:generator>
    <dc:creator>Aluno </dc:creator>
    <meta:document-statistic meta:table-count="0" meta:image-count="0" meta:object-count="0" meta:page-count="6" meta:paragraph-count="37" meta:word-count="1525" meta:character-count="8583" meta:non-whitespace-character-count="6822"/>
  </office:meta>
</office:document-meta>
</file>